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svg:font-family="'Source Sans', sans-serif"/>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language="ru" fo:country="RU" fo:font-style="normal" style:text-underline-style="none" officeooo:rsid="0014ae98" officeooo:paragraph-rsid="0014ae98" style:font-style-asian="normal" style:font-style-complex="normal"/>
    </style:style>
    <style:style style:name="P2" style:family="paragraph" style:parent-style-name="Horizontal_20_Line">
      <style:paragraph-properties fo:text-align="justify" style:justify-single-word="false"/>
    </style:style>
    <style:style style:name="P3" style:family="paragraph" style:parent-style-name="Text_20_body">
      <style:paragraph-properties fo:text-align="center" style:justify-single-word="false"/>
      <style:text-properties fo:font-weight="bold" officeooo:paragraph-rsid="0014ca9d"/>
    </style:style>
    <style:style style:name="P4" style:family="paragraph" style:parent-style-name="Text_20_body">
      <style:paragraph-properties fo:text-align="center" style:justify-single-word="false"/>
      <style:text-properties fo:font-weight="bold"/>
    </style:style>
    <style:style style:name="P5" style:family="paragraph" style:parent-style-name="Text_20_body" style:list-style-name="L1">
      <style:paragraph-properties fo:text-align="justify" style:justify-single-word="false"/>
      <style:text-properties fo:font-weight="bold"/>
    </style:style>
    <style:style style:name="P6" style:family="paragraph" style:parent-style-name="Text_20_body" style:list-style-name="L2">
      <style:paragraph-properties fo:text-align="justify" style:justify-single-word="false"/>
      <style:text-properties fo:font-weight="bold"/>
    </style:style>
    <style:style style:name="P7" style:family="paragraph" style:parent-style-name="Text_20_body" style:list-style-name="L3">
      <style:paragraph-properties fo:text-align="justify" style:justify-single-word="false"/>
      <style:text-properties fo:font-weight="bold"/>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T1" style:family="text">
      <style:text-properties style:font-name="Times New Roman" fo:language="ru" fo:country="RU" fo:font-style="normal" style:text-underline-style="none" officeooo:rsid="0014ae98" style:font-style-asian="normal" style:font-style-complex="normal"/>
    </style:style>
    <style:style style:name="T2" style:family="text">
      <style:text-properties style:font-name="Times New Roman" fo:language="ru" fo:country="RU" fo:font-style="normal" style:text-underline-style="none" officeooo:rsid="0014ca9d" style:font-style-asian="normal" style:font-style-complex="normal"/>
    </style:style>
    <style:style style:name="T3" style:family="text">
      <style:text-properties fo:font-weight="bold"/>
    </style:style>
    <style:style style:name="T4" style:family="text">
      <style:text-properties fo:font-variant="normal" fo:text-transform="none" fo:color="#fafafa" loext:opacity="100%" style:font-name="Source Sans" fo:font-size="9.60000038146973pt" fo:letter-spacing="normal" fo:font-style="normal" fo:font-weight="bold"/>
    </style:style>
    <style:style style:name="T5" style:family="text">
      <style:text-properties fo:font-variant="normal" fo:text-transform="none" fo:color="#fafafa" loext:opacity="100%" style:font-name="Source Sans" fo:font-size="9.60000038146973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Описание </text:span><text:span text:style-name="T1">Настро</text:span><text:span text:style-name="T2">ек</text:span><text:span text:style-name="T1"> на боковой панели </text:span></text:p>
      <text:p text:style-name="P3">1. Общие настройки:</text:p>
      <text:list text:style-name="L1">
        <text:list-item>
          <text:p text:style-name="P5">Выберите город для визуализации:</text:p>
          <text:list>
            <text:list-item>
              <text:p text:style-name="P8">Позволяет переключаться между данными для <text:span text:style-name="T3">Москвы</text:span> и <text:span text:style-name="T3">Санкт-Петербурга</text:span>. Убедитесь, что соответствующие файлы данных (<text:span text:style-name="Source_20_Text">moscow_pois.csv</text:span>, <text:span text:style-name="Source_20_Text">spb_pois.csv</text:span>) доступны.</text:p>
            </text:list-item>
          </text:list>
        </text:list-item>
        <text:list-item>
          <text:p text:style-name="P5">Показать тепловую карту (чекбокс):</text:p>
          <text:list>
            <text:list-item>
              <text:p text:style-name="P8">Этот переключатель позволяет выбрать основной режим визуализации:</text:p>
              <text:list>
                <text:list-item>
                  <text:p text:style-name="P8"><text:span text:style-name="T3">Включен (галочка стоит):</text:span> Приложение покажет данные в виде <text:span text:style-name="T3">тепловой карты</text:span>. Этот режим лучше подходит для оценки общей "температуры" выгодности по большим областям.</text:p>
                </text:list-item>
                <text:list-item>
                  <text:p text:style-name="P8"><text:span text:style-name="T3">Выключен (галочки нет):</text:span> Приложение покажет данные в виде <text:span text:style-name="T3">отдельных кругов</text:span> вокруг каждой точки интереса. Этот режим полезен для более детального изучения конкретных POI.</text:p>
                </text:list-item>
              </text:list>
            </text:list-item>
            <text:list-item>
              <text:p text:style-name="P8"><text:span text:style-name="T3">Внимание:</text:span> Настройки ниже меняются в зависимости от выбранного режима визуализации!</text:p>
            </text:list-item>
          </text:list>
        </text:list-item>
        <text:list-item>
          <text:p text:style-name="P5">Показывать POI с минимальным скором:</text:p>
          <text:list>
            <text:list-item>
              <text:p text:style-name="P8"><text:span text:style-name="T3">Тип:</text:span> Слайдер от 0.0 до 1.0.</text:p>
            </text:list-item>
            <text:list-item>
              <text:p text:style-name="P8"><text:span text:style-name="T3">Назначение:</text:span> Позволяет отфильтровать точки интереса, отображая только те, чей прогнозируемый скор выгодности равен или выше заданного значения. Если вы хотите видеть только самые "выгодные" места, увеличьте это значение. Это особенно полезно для уменьшения "шума" на карте и фокусировки на наиболее перспективных областях, а также помогает уменьшить перегрев тепловой карты в областях с высокой, но не обязательно "качественной" плотностью.</text:p>
            </text:list-item>
            <text:list-item>
              <text:p text:style-name="P8"><text:span text:style-name="Strong_20_Emphasis">Фиксировать цветовой градиент (0.0-1.0):</text:span></text:p>
              <text:list text:style-name="L4">
                <text:list-item>
                  <text:p text:style-name="P11"><text:span text:style-name="Strong_20_Emphasis">Тип:</text:span> Чекбокс.</text:p>
                </text:list-item>
                <text:list-item>
                  <text:p text:style-name="P11"><text:span text:style-name="Strong_20_Emphasis">Назначение:</text:span> При включении (отмечен) цвет кругов будет рассчитываться исходя из полного диапазона возможных скоров от 0.0 (красный) до 1.0 (зеленый), независимо от применяемого фильтра "Показывать POI с минимальным скором". Это обеспечивает постоянство цветовой шкалы и позволяет сравнивать скоры между собой напрямую, без перекалибровки градиента под отфильтрованный набор данных. Если отключен, градиент цвета кругов будет адаптироваться к минимальному и максимальному скорам <text:span text:style-name="Emphasis">отображаемых</text:span> POI.</text:p>
                </text:list-item>
              </text:list>
            </text:list-item>
          </text:list>
        </text:list-item>
      </text:list>
      <text:p text:style-name="P2"/>
      <text:p text:style-name="P4">2. Настройки для режима "Круги" (если чекбокс "Показать тепловую карту" ВЫКЛЮЧЕН):</text:p>
      <text:list text:style-name="L2">
        <text:list-item>
          <text:p text:style-name="P6">Радиус области вокруг POI (метры):</text:p>
          <text:list>
            <text:list-item>
              <text:p text:style-name="P9"><text:soft-page-break/><text:span text:style-name="T3">Тип:</text:span> Слайдер (от 50 до 500 метров).</text:p>
            </text:list-item>
            <text:list-item>
              <text:p text:style-name="P9"><text:span text:style-name="T3">Назначение:</text:span> Определяет размер круга, который будет нарисован вокруг каждой точки интереса. Это позволяет визуализировать зону влияния каждого POI.</text:p>
            </text:list-item>
          </text:list>
        </text:list-item>
        <text:list-item>
          <text:p text:style-name="P6">Прозрачность кругов (0.0 - полностью прозрачный, 1.0 - полностью непрозрачный):</text:p>
          <text:list>
            <text:list-item>
              <text:p text:style-name="P9"><text:span text:style-name="T3">Тип:</text:span> Слайдер (от 0.0 до 1.0).</text:p>
            </text:list-item>
            <text:list-item>
              <text:p text:style-name="P9"><text:span text:style-name="T3">Назначение:</text:span> Контролирует степень прозрачности кругов.</text:p>
              <text:list>
                <text:list-item>
                  <text:p text:style-name="P9"><text:span text:style-name="T3">0.0:</text:span> Круги полностью прозрачны (невидимы).</text:p>
                </text:list-item>
                <text:list-item>
                  <text:p text:style-name="P9"><text:span text:style-name="T3">1.0:</text:span> Круги полностью непрозрачны.</text:p>
                </text:list-item>
                <text:list-item>
                  <text:p text:style-name="P9"><text:span text:style-name="T3">Рекомендация:</text:span> Установите значение от 0.3 до 0.6, чтобы круги просвечивали и позволяли видеть карту под ними, особенно в местах их наложения.</text:p>
                </text:list-item>
              </text:list>
            </text:list-item>
            <text:list-item>
              <text:p text:style-name="P9"><text:span text:style-name="T3">Цвет кругов:</text:span> Красный цвет означает низкий скор выгодности, желтый — средний, зеленый — высокий. При наведении курсора на круг отображается его точный прогноз выгодности.</text:p>
            </text:list-item>
          </text:list>
        </text:list-item>
      </text:list>
      <text:p text:style-name="P2"/>
      <text:p text:style-name="P4">3. Настройки для режима "Тепловая карта" (если чекбокс "Показать тепловую карту" ВКЛЮЧЕН):</text:p>
      <text:list text:style-name="L3">
        <text:list-item>
          <text:p text:style-name="P7">Радиус влияния точек на тепловой карте:</text:p>
          <text:list>
            <text:list-item>
              <text:p text:style-name="P10"><text:span text:style-name="T3">Тип:</text:span> Слайдер (от 5 до 50).</text:p>
            </text:list-item>
            <text:list-item>
              <text:p text:style-name="P10"><text:span text:style-name="T3">Назначение:</text:span> Определяет, насколько широко каждая точка интереса "распространяет" свой "жар" (скор выгодности) по карте. Больший радиус делает тепловую карту более гладкой и обобщенной, меньший — более детализированной и локализованной.</text:p>
            </text:list-item>
          </text:list>
        </text:list-item>
        <text:list-item>
          <text:p text:style-name="P7">Размытие тепловой карты:</text:p>
          <text:list>
            <text:list-item>
              <text:p text:style-name="P10"><text:span text:style-name="T3">Тип:</text:span> Слайдер (от 5 до 50).</text:p>
            </text:list-item>
            <text:list-item>
              <text:p text:style-name="P10"><text:span text:style-name="T3">Назначение:</text:span> Контролирует степень "размытости" тепловой карты. Чем больше значение, тем более плавными и менее резкими будут переходы между горячими и холодными зонами.</text:p>
            </text:list-item>
          </text:list>
        </text:list-item>
        <text:list-item>
          <text:p text:style-name="P7">Минимальная прозрачность тепловой карты:</text:p>
          <text:list>
            <text:list-item>
              <text:p text:style-name="P10"><text:span text:style-name="T3">Тип:</text:span> Слайдер (от 0.0 до 1.0).</text:p>
            </text:list-item>
            <text:list-item>
              <text:p text:style-name="P10"><text:span text:style-name="T3">Назначение:</text:span> Определяет минимальный уровень прозрачности для самых "холодных" (менее выгодных) областей тепловой карты.</text:p>
            </text:list-item>
          </text:list>
        </text:list-item>
        <text:list-item>
          <text:p text:style-name="P7">Максимальная прозрачность тепловой карты:</text:p>
          <text:list>
            <text:list-item>
              <text:p text:style-name="P10"><text:span text:style-name="T3">Тип:</text:span> Слайдер (от 0.0 до 1.0).</text:p>
            </text:list-item>
            <text:list-item>
              <text:p text:style-name="P10"><text:soft-page-break/><text:span text:style-name="T3">Назначение:</text:span> Определяет максимальный уровень прозрачности для самых "горячих" (наиболее выгодных) областей тепловой карты.</text:p>
            </text:list-item>
            <text:list-item>
              <text:p text:style-name="P10"><text:span text:style-name="T3">Цвет тепловой карты:</text:span> <text:span text:style-name="T3">Красные</text:span> области означают низкий скор выгодности, <text:span text:style-name="T3">желтые</text:span> — средний, <text:span text:style-name="T3">зеленые</text:span> — высокий. Чем ярче и насыщеннее зеленый цвет, тем выше прогнозируемая выгода в этой области.</text:p>
            </text:list-item>
          </text:list>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svg:font-family="'Source Sans', sans-serif"/>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4T12:23:57.730000000</meta:creation-date>
    <dc:date>2025-07-10T15:00:17.267000000</dc:date>
    <meta:editing-duration>PT2H51M27S</meta:editing-duration>
    <meta:editing-cycles>3</meta:editing-cycles>
    <meta:generator>LibreOffice/7.5.1.2$Windows_X86_64 LibreOffice_project/fcbaee479e84c6cd81291587d2ee68cba099e129</meta:generator>
    <meta:document-statistic meta:table-count="0" meta:image-count="0" meta:object-count="0" meta:page-count="3" meta:paragraph-count="40" meta:word-count="536" meta:character-count="3852" meta:non-whitespace-character-count="3386"/>
  </office:meta>
</office:document-meta>
</file>